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461ab5"/>
    </style:style>
    <style:style style:name="P6" style:family="paragraph" style:parent-style-name="Standard">
      <style:text-properties officeooo:rsid="001e14a6" officeooo:paragraph-rsid="0051bbf0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6c3167"/>
    </style:style>
    <style:style style:name="P8" style:family="paragraph" style:parent-style-name="Table_20_Contents">
      <style:text-properties officeooo:rsid="00212c21" officeooo:paragraph-rsid="00212c21"/>
    </style:style>
    <style:style style:name="P9" style:family="paragraph" style:parent-style-name="Table_20_Contents">
      <style:text-properties officeooo:rsid="00240acc" officeooo:paragraph-rsid="00240acc"/>
    </style:style>
    <style:style style:name="P10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1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4" style:family="paragraph" style:parent-style-name="Standard">
      <style:text-properties officeooo:rsid="00320ed7" officeooo:paragraph-rsid="00320ed7"/>
    </style:style>
    <style:style style:name="P15" style:family="paragraph" style:parent-style-name="Standard">
      <style:text-properties officeooo:rsid="00320ed7" officeooo:paragraph-rsid="0038543f"/>
    </style:style>
    <style:style style:name="P16" style:family="paragraph" style:parent-style-name="Standard">
      <style:text-properties officeooo:rsid="0033fc04" officeooo:paragraph-rsid="0033fc04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0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3b60de"/>
    </style:style>
    <style:style style:name="P21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3d21c8"/>
    </style:style>
    <style:style style:name="P22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415176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6a075f"/>
    </style:style>
    <style:style style:name="P24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6a075f"/>
    </style:style>
    <style:style style:name="P25" style:family="paragraph" style:parent-style-name="Standard">
      <style:text-properties officeooo:rsid="003eda82" officeooo:paragraph-rsid="003eda82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3f4702"/>
    </style:style>
    <style:style style:name="P27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470150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470150" officeooo:paragraph-rsid="00470150"/>
    </style:style>
    <style:style style:name="P29" style:family="paragraph" style:parent-style-name="Standard">
      <style:paragraph-properties fo:margin-left="0.9846in" fo:margin-right="0in" fo:text-indent="0in" style:auto-text-indent="false"/>
      <style:text-properties officeooo:rsid="004831e1" officeooo:paragraph-rsid="004831e1"/>
    </style:style>
    <style:style style:name="P30" style:family="paragraph" style:parent-style-name="Standard">
      <style:paragraph-properties fo:margin-left="0in" fo:margin-right="0in" fo:text-indent="0in" style:auto-text-indent="false"/>
      <style:text-properties officeooo:rsid="00431c59" officeooo:paragraph-rsid="00431c59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431c59"/>
    </style:style>
    <style:style style:name="P32" style:family="paragraph" style:parent-style-name="Standard">
      <style:paragraph-properties fo:margin-left="0.9846in" fo:margin-right="0in" fo:text-indent="0in" style:auto-text-indent="false"/>
      <style:text-properties officeooo:rsid="00431c59" officeooo:paragraph-rsid="00449685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34" style:family="paragraph" style:parent-style-name="Standard">
      <style:text-properties officeooo:rsid="0051bbf0" officeooo:paragraph-rsid="0051bbf0"/>
    </style:style>
    <style:style style:name="P35" style:family="paragraph" style:parent-style-name="Standard">
      <style:text-properties officeooo:rsid="00583d83" officeooo:paragraph-rsid="00583d83"/>
    </style:style>
    <style:style style:name="P36" style:family="paragraph" style:parent-style-name="Standard">
      <style:text-properties officeooo:rsid="00267fa4" officeooo:paragraph-rsid="006128a9"/>
    </style:style>
    <style:style style:name="P37" style:family="paragraph" style:parent-style-name="Standard">
      <style:text-properties officeooo:rsid="00267fa4" officeooo:paragraph-rsid="006256f8"/>
    </style:style>
    <style:style style:name="P38" style:family="paragraph" style:parent-style-name="Standard">
      <style:text-properties officeooo:rsid="00549bc8" officeooo:paragraph-rsid="00549bc8"/>
    </style:style>
    <style:style style:name="P39" style:family="paragraph" style:parent-style-name="Standard">
      <style:text-properties officeooo:rsid="005801da" officeooo:paragraph-rsid="005801da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6c3167"/>
    </style:style>
    <style:style style:name="P41" style:family="paragraph" style:parent-style-name="Standard" style:list-style-name="L1">
      <style:text-properties officeooo:rsid="00590ab2" officeooo:paragraph-rsid="00590ab2"/>
    </style:style>
    <style:style style:name="P42" style:family="paragraph" style:parent-style-name="Standard" style:list-style-name="L1">
      <style:text-properties officeooo:rsid="005af17e" officeooo:paragraph-rsid="005af17e"/>
    </style:style>
    <style:style style:name="P43" style:family="paragraph" style:parent-style-name="Standard" style:list-style-name="L2">
      <style:text-properties officeooo:paragraph-rsid="00531893"/>
    </style:style>
    <style:style style:name="P44" style:family="paragraph" style:parent-style-name="Standard" style:list-style-name="L2">
      <style:text-properties officeooo:paragraph-rsid="0051bbf0"/>
    </style:style>
    <style:style style:name="P45" style:family="paragraph" style:parent-style-name="Standard" style:list-style-name="L2">
      <style:text-properties officeooo:paragraph-rsid="00626eee"/>
    </style:style>
    <style:style style:name="P46" style:family="paragraph" style:parent-style-name="Standard" style:list-style-name="L2">
      <style:text-properties officeooo:rsid="00531893" officeooo:paragraph-rsid="00531893"/>
    </style:style>
    <style:style style:name="P47" style:family="paragraph" style:parent-style-name="Standard" style:list-style-name="L2">
      <style:text-properties officeooo:rsid="00549bc8" officeooo:paragraph-rsid="00549bc8"/>
    </style:style>
    <style:style style:name="P48" style:family="paragraph" style:parent-style-name="Standard" style:list-style-name="L2">
      <style:text-properties officeooo:rsid="005801da" officeooo:paragraph-rsid="005801da"/>
    </style:style>
    <style:style style:name="P49" style:family="paragraph" style:parent-style-name="Standard">
      <style:text-properties officeooo:rsid="003eda82" officeooo:paragraph-rsid="003eda82"/>
    </style:style>
    <style:style style:name="P50" style:family="paragraph" style:parent-style-name="Standard">
      <style:text-properties officeooo:rsid="001e14a6" officeooo:paragraph-rsid="0051bbf0"/>
    </style:style>
    <style:style style:name="P51" style:family="paragraph" style:parent-style-name="Table_20_Contents">
      <style:text-properties officeooo:rsid="006c9647" officeooo:paragraph-rsid="006c9647"/>
    </style:style>
    <style:style style:name="P52" style:family="paragraph" style:parent-style-name="Table_20_Contents">
      <style:text-properties fo:font-weight="bold" officeooo:rsid="006c9647" officeooo:paragraph-rsid="006c9647" style:font-weight-asian="bold" style:font-weight-complex="bold"/>
    </style:style>
    <style:style style:name="T1" style:family="text">
      <style:text-properties officeooo:rsid="001edf93"/>
    </style:style>
    <style:style style:name="T2" style:family="text">
      <style:text-properties officeooo:rsid="001e14a6"/>
    </style:style>
    <style:style style:name="T3" style:family="text">
      <style:text-properties officeooo:rsid="0022ae94"/>
    </style:style>
    <style:style style:name="T4" style:family="text">
      <style:text-properties officeooo:rsid="00240acc"/>
    </style:style>
    <style:style style:name="T5" style:family="text">
      <style:text-properties officeooo:rsid="0027f8c1"/>
    </style:style>
    <style:style style:name="T6" style:family="text">
      <style:text-properties officeooo:rsid="002824da"/>
    </style:style>
    <style:style style:name="T7" style:family="text">
      <style:text-properties officeooo:rsid="0029e373"/>
    </style:style>
    <style:style style:name="T8" style:family="text">
      <style:text-properties officeooo:rsid="002a5f3e"/>
    </style:style>
    <style:style style:name="T9" style:family="text">
      <style:text-properties officeooo:rsid="002bc085"/>
    </style:style>
    <style:style style:name="T10" style:family="text">
      <style:text-properties officeooo:rsid="002c23bb"/>
    </style:style>
    <style:style style:name="T11" style:family="text">
      <style:text-properties officeooo:rsid="002d28a1"/>
    </style:style>
    <style:style style:name="T12" style:family="text">
      <style:text-properties officeooo:rsid="002dca44"/>
    </style:style>
    <style:style style:name="T13" style:family="text">
      <style:text-properties officeooo:rsid="002ed7ff"/>
    </style:style>
    <style:style style:name="T14" style:family="text">
      <style:text-properties officeooo:rsid="002fd06b"/>
    </style:style>
    <style:style style:name="T15" style:family="text">
      <style:text-properties officeooo:rsid="0030a76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40acc" style:font-weight-asian="bold" style:font-weight-complex="bold"/>
    </style:style>
    <style:style style:name="T18" style:family="text">
      <style:text-properties officeooo:rsid="0031aa3b"/>
    </style:style>
    <style:style style:name="T19" style:family="text">
      <style:text-properties officeooo:rsid="00320ed7"/>
    </style:style>
    <style:style style:name="T20" style:family="text">
      <style:text-properties officeooo:rsid="0033fc04"/>
    </style:style>
    <style:style style:name="T21" style:family="text">
      <style:text-properties officeooo:rsid="00350556"/>
    </style:style>
    <style:style style:name="T22" style:family="text">
      <style:text-properties officeooo:rsid="0038543f"/>
    </style:style>
    <style:style style:name="T23" style:family="text">
      <style:text-properties officeooo:rsid="003b60de"/>
    </style:style>
    <style:style style:name="T24" style:family="text">
      <style:text-properties officeooo:rsid="003c162f"/>
    </style:style>
    <style:style style:name="T25" style:family="text">
      <style:text-properties officeooo:rsid="003d21c8"/>
    </style:style>
    <style:style style:name="T26" style:family="text">
      <style:text-properties officeooo:rsid="003f4702"/>
    </style:style>
    <style:style style:name="T27" style:family="text">
      <style:text-properties officeooo:rsid="00415176"/>
    </style:style>
    <style:style style:name="T28" style:family="text">
      <style:text-properties officeooo:rsid="00431c59"/>
    </style:style>
    <style:style style:name="T29" style:family="text">
      <style:text-properties officeooo:rsid="00449685"/>
    </style:style>
    <style:style style:name="T30" style:family="text">
      <style:text-properties officeooo:rsid="00461ab5"/>
    </style:style>
    <style:style style:name="T31" style:family="text">
      <style:text-properties style:text-position="super 58%" officeooo:rsid="00461ab5"/>
    </style:style>
    <style:style style:name="T32" style:family="text">
      <style:text-properties officeooo:rsid="0046932a"/>
    </style:style>
    <style:style style:name="T33" style:family="text">
      <style:text-properties officeooo:rsid="0049e2b5"/>
    </style:style>
    <style:style style:name="T34" style:family="text">
      <style:text-properties officeooo:rsid="004bd97d"/>
    </style:style>
    <style:style style:name="T35" style:family="text">
      <style:text-properties officeooo:rsid="004c5968"/>
    </style:style>
    <style:style style:name="T36" style:family="text">
      <style:text-properties officeooo:rsid="004ccc51"/>
    </style:style>
    <style:style style:name="T37" style:family="text">
      <style:text-properties officeooo:rsid="004d52c7"/>
    </style:style>
    <style:style style:name="T38" style:family="text">
      <style:text-properties officeooo:rsid="004dab19"/>
    </style:style>
    <style:style style:name="T39" style:family="text">
      <style:text-properties officeooo:rsid="004dc20f"/>
    </style:style>
    <style:style style:name="T40" style:family="text">
      <style:text-properties officeooo:rsid="004e7aac"/>
    </style:style>
    <style:style style:name="T41" style:family="text">
      <style:text-properties officeooo:rsid="0051bbf0"/>
    </style:style>
    <style:style style:name="T42" style:family="text">
      <style:text-properties officeooo:rsid="0051eaef"/>
    </style:style>
    <style:style style:name="T43" style:family="text">
      <style:text-properties officeooo:rsid="00531893"/>
    </style:style>
    <style:style style:name="T44" style:family="text">
      <style:text-properties officeooo:rsid="00549bc8"/>
    </style:style>
    <style:style style:name="T45" style:family="text">
      <style:text-properties officeooo:rsid="0055be5c"/>
    </style:style>
    <style:style style:name="T46" style:family="text">
      <style:text-properties officeooo:rsid="00561ef7"/>
    </style:style>
    <style:style style:name="T47" style:family="text">
      <style:text-properties officeooo:rsid="005801da"/>
    </style:style>
    <style:style style:name="T48" style:family="text">
      <style:text-properties officeooo:rsid="005e8e68"/>
    </style:style>
    <style:style style:name="T49" style:family="text">
      <style:text-properties officeooo:rsid="00267fa4"/>
    </style:style>
    <style:style style:name="T50" style:family="text">
      <style:text-properties officeooo:rsid="005f7c09"/>
    </style:style>
    <style:style style:name="T51" style:family="text">
      <style:text-properties officeooo:rsid="006256f8"/>
    </style:style>
    <style:style style:name="T52" style:family="text">
      <style:text-properties officeooo:rsid="00626eee"/>
    </style:style>
    <style:style style:name="T53" style:family="text">
      <style:text-properties officeooo:rsid="00645172"/>
    </style:style>
    <style:style style:name="T54" style:family="text">
      <style:text-properties officeooo:rsid="006965fe"/>
    </style:style>
    <style:style style:name="T55" style:family="text">
      <style:text-properties officeooo:rsid="00470150"/>
    </style:style>
    <style:style style:name="T56" style:family="text">
      <style:text-properties officeooo:rsid="006c31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0"><text:span text:style-name="T1">T</text:span><text:span text:style-name="T2">aller de Traducción Económica y Mercados Bursátiles</text:span></text:p>
          </table:table-cell>
        </table:table-row>
        <table:table-row>
          <table:table-cell table:style-name="Table1.A1" office:value-type="string">
            <text:p text:style-name="P8">Program <text:span text:style-name="T18">and </text:span><text:span text:style-name="T3">Track</text:span>:</text:p>
          </table:table-cell>
          <table:table-cell table:style-name="Table1.A1" office:value-type="string">
            <text:p text:style-name="P4"><text:span text:style-name="T4">I</text:span><text:span text:style-name="T17">nterpretación y Traduccíon: </text:span><text:span text:style-name="T16">5° Cuatrimestre </text:span></text:p>
          </table:table-cell>
        </table:table-row>
        <table:table-row>
          <table:table-cell table:style-name="Table1.A1" office:value-type="string">
            <text:p text:style-name="P9">Course ID:</text:p>
          </table:table-cell>
          <table:table-cell table:style-name="Table1.A1" office:value-type="string">
            <text:p text:style-name="P11">IT0524</text:p>
          </table:table-cell>
        </table:table-row>
        <table:table-row>
          <table:table-cell table:style-name="Table1.A1" office:value-type="string">
            <text:p text:style-name="P51">Cohort ID:</text:p>
          </table:table-cell>
          <table:table-cell table:style-name="Table1.A1" office:value-type="string">
            <text:p text:style-name="P52">5C</text:p>
          </table:table-cell>
        </table:table-row>
      </table:table>
      <text:p text:style-name="P2"/>
      <text:p text:style-name="P12">Description</text:p>
      <text:p text:style-name="P36">This course provides the <text:span text:style-name="T5">modern </text:span>foundations for linguistic translation in the field of <text:span text:style-name="T36">economics</text:span> <text:span text:style-name="T5">with a focus on </text:span><text:span text:style-name="T36">the documents common to </text:span><text:span text:style-name="T37">fiscal reporting </text:span><text:span text:style-name="T38">for banks</text:span><text:span text:style-name="T36">, </text:span><text:span text:style-name="T37">for corporations , and </text:span><text:span text:style-name="T54">for </text:span>s<text:span text:style-name="T5">tock market </text:span><text:span text:style-name="T37">portfolio management</text:span><text:span text:style-name="T5">. <text:s/></text:span><text:span text:style-name="T8">The </text:span><text:span text:style-name="T9">professional </text:span><text:span text:style-name="T8">translational mapping tools </text:span><text:span text:style-name="T9">developed in this course will </text:span><text:span text:style-name="T11">be specific </text:span><text:span text:style-name="T9">to </text:span><text:span text:style-name="T8">Spanish and English translation</text:span><text:span text:style-name="T9">s</text:span><text:span text:style-name="T8">, although such tools </text:span><text:span text:style-name="T11">and methodologies </text:span><text:span text:style-name="T8">can readily be extended </text:span><text:span text:style-name="T13">to</text:span><text:span text:style-name="T9"> </text:span><text:span text:style-name="T10">the translation of</text:span><text:span text:style-name="T8"> other languages. </text:span></text:p>
      <text:p text:style-name="P36"/>
      <text:p text:style-name="P37"><text:span text:style-name="T6">Major </text:span><text:span text:style-name="T11">elements of</text:span><text:span text:style-name="T6"> the course will include: <text:s/></text:span><text:span text:style-name="T10">i) </text:span><text:span text:style-name="T11">the conceptual framework for </text:span><text:span text:style-name="T38">banks, corporations, </text:span><text:span text:style-name="T11">stock markets within economic systems; ii) </text:span><text:span text:style-name="T8">the definition and use of </text:span><text:span text:style-name="T7">terms and terminolog</text:span><text:span text:style-name="T11">ies in the field </text:span><text:span text:style-name="T36">of economics </text:span><text:span text:style-name="T51">that are relevant to </text:span><text:span text:style-name="T38">banks</text:span><text:span text:style-name="T36">, </text:span><text:span text:style-name="T37">corporations , and </text:span>s<text:span text:style-name="T5">tock market </text:span><text:span text:style-name="T37">portfolio management; </text:span><text:span text:style-name="T11">iii) the elements of style </text:span><text:span text:style-name="T12">and the use of standard conventions in </text:span><text:span text:style-name="T36">English</text:span><text:span text:style-name="T11">; </text:span><text:span text:style-name="T21">iv) </text:span><text:span text:style-name="T19">a review of essential English grammatical structures; </text:span><text:span text:style-name="T12">v) </text:span><text:span text:style-name="T35">Version Control Systems (VCSs) and </text:span><text:span text:style-name="T12">elements of quality assurance and quality control (QAQC) </text:span><text:span text:style-name="T39">applied to documents</text:span><text:span text:style-name="T12">; v</text:span><text:span text:style-name="T21">i</text:span><text:span text:style-name="T12">) </text:span><text:span text:style-name="T11"><text:s/></text:span><text:span text:style-name="T12">the professional use of Large Language Models (LLMs) in translation; vi</text:span><text:span text:style-name="T19">i</text:span><text:span text:style-name="T12">) </text:span><text:span text:style-name="T14">the direct translation of </text:span><text:span text:style-name="T48">fiscal documents relevant to </text:span><text:span text:style-name="T38">banks</text:span><text:span text:style-name="T36">, </text:span><text:span text:style-name="T37">corporations , and </text:span>s<text:span text:style-name="T5">tock market </text:span><text:span text:style-name="T37">portfolio management</text:span><text:span text:style-name="T39">; </text:span><text:span text:style-name="T14">and </text:span><text:span text:style-name="T39">viii) </text:span><text:span text:style-name="T15">the </text:span><text:span text:style-name="T14">production of </text:span><text:span text:style-name="T39">client </text:span><text:span text:style-name="T14">deliverables.</text:span></text:p>
      <text:p text:style-name="P2"/>
      <text:p text:style-name="P2"/>
      <text:p text:style-name="P12">Scope</text:p>
      <text:p text:style-name="P14">1. <text:s/><text:span text:style-name="T24">Conceptual Frameworks for</text:span> Economic Systems <text:span text:style-name="T22">and Stock Markets</text:span></text:p>
      <text:p text:style-name="P17">1.1 <text:s/><text:span text:style-name="T28">Economic Systems </text:span></text:p>
      <text:p text:style-name="P18">1.2 <text:s/><text:span text:style-name="T40">Banks</text:span></text:p>
      <text:p text:style-name="P33">1.3 <text:s/>Corporations</text:p>
      <text:p text:style-name="P18"><text:span text:style-name="T40">1.4 <text:s/></text:span><text:span text:style-name="T28">Stock Markets</text:span></text:p>
      <text:p text:style-name="P14"/>
      <text:p text:style-name="P15">2. <text:s/>Standard Terms, Terminologies, and Acronyms </text:p>
      <text:p text:style-name="P17">2.1 <text:s/>Economic Systems </text:p>
      <text:p text:style-name="P18">2.2 <text:s/><text:span text:style-name="T40">Banks</text:span></text:p>
      <text:p text:style-name="P33">2.3 <text:s/>Corporations</text:p>
      <text:p text:style-name="P18"><text:span text:style-name="T40">2.4 <text:s/></text:span>Stock Markets</text:p>
      <text:p text:style-name="P14"/>
      <text:p text:style-name="P14">3. <text:s/>The Elements of Style in Professional Writing</text:p>
      <text:p text:style-name="P17">3.1 <text:s/><text:span text:style-name="T23">Strunk and White’</text:span><text:span text:style-name="T26">s. “Elements of Style”</text:span></text:p>
      <text:p text:style-name="P19">3.2 <text:s/>Developing a Professional Voice</text:p>
      <text:p text:style-name="P25"/>
      <text:p text:style-name="P25">4. <text:s/>Review of Essential English Grammar</text:p>
      <text:p text:style-name="P26">4.1 <text:s/>Murphy’s, “English Grammar in Use”</text:p>
      <text:p text:style-name="P26">4.2 <text:s/><text:span text:style-name="T40">The Yale Graduate Writing Center</text:span></text:p>
      <text:p text:style-name="P25"/>
      <text:p text:style-name="P25"/>
      <text:p text:style-name="P25"><text:s/></text:p>
      <text:p text:style-name="P14"><text:soft-page-break/>5. <text:s/>Document QAQC and Version Control Systems</text:p>
      <text:p text:style-name="P23">5.1 <text:s/>Fundamental <text:span text:style-name="T24">Concepts </text:span>of QAQC</text:p>
      <text:p text:style-name="P24">5.1.1 <text:s/>Introduction to Docume<text:span text:style-name="T24">nt</text:span> QAQC</text:p>
      <text:p text:style-name="P20">5.1.2 <text:s/><text:span text:style-name="T24">Fram</text:span><text:span text:style-name="T35">e</text:span><text:span text:style-name="T24">works for Document QAQC</text:span></text:p>
      <text:p text:style-name="P19">5.2 <text:s/>Introduction to Version Control Systems (V<text:span text:style-name="T24">CSs</text:span>)</text:p>
      <text:p text:style-name="P20">5.<text:span text:style-name="T27">2.1</text:span> <text:s/>Git and Github</text:p>
      <text:p text:style-name="P20">5.<text:span text:style-name="T27">2.2</text:span> <text:s/>Installation of Git</text:p>
      <text:p text:style-name="P22">5.<text:span text:style-name="T27">2.3 <text:s/></text:span><text:span text:style-name="T25">Account setup in Github</text:span></text:p>
      <text:p text:style-name="P21">5.<text:span text:style-name="T27">2.4</text:span> <text:s/><text:span text:style-name="T25">Git </text:span><text:span text:style-name="T35">VCS </text:span>Workflow</text:p>
      <text:p text:style-name="P14"/>
      <text:p text:style-name="P14"><text:span text:style-name="T28">6</text:span>. <text:span text:style-name="T20">Introduction to the Professional Use of LLMs in Translation</text:span></text:p>
      <text:p text:style-name="P5"><text:span text:style-name="T30">6.1 Professional Translators in the 21</text:span><text:span text:style-name="T31">st</text:span><text:span text:style-name="T30"> century</text:span></text:p>
      <text:p text:style-name="P7"><text:span text:style-name="T30">6.2 <text:s/></text:span><text:span text:style-name="T32">AI in the Field of Tran</text:span><text:span text:style-name="T34">s</text:span><text:span text:style-name="T32">lation (Google and OpenAI)</text:span></text:p>
      <text:p text:style-name="P40">6.3 <text:s/><text:span text:style-name="T53">Application Programmer Interfaces (</text:span><text:span text:style-name="T55">APIs</text:span><text:span text:style-name="T53">)</text:span><text:span text:style-name="T55">, </text:span><text:span text:style-name="T53">Software Development Kits (</text:span><text:span text:style-name="T55">SDKs</text:span><text:span text:style-name="T53">) </text:span><text:span text:style-name="T55">, and </text:span><text:span text:style-name="T53">Integrated Development Environments (</text:span><text:span text:style-name="T55">IDEs</text:span><text:span text:style-name="T53">)</text:span></text:p>
      <text:p text:style-name="P28">6.4 <text:s/><text:span text:style-name="T56">API-Based Translation</text:span></text:p>
      <text:p text:style-name="P27">6.4.1 <text:s/>Python</text:p>
      <text:p text:style-name="P27">6.4.2 <text:s/>Cloud Translation API (Google <text:span text:style-name="T53">LLM</text:span>)</text:p>
      <text:p text:style-name="P29">6.4.3 <text:s/><text:span text:style-name="T33">Open AI Translator API (GPT3.5 or GPT4.0)</text:span></text:p>
      <text:p text:style-name="P14"/>
      <text:p text:style-name="P16"><text:span text:style-name="T28">7</text:span>. <text:span text:style-name="T22">Document Translation</text:span></text:p>
      <text:p text:style-name="P31">7.1 <text:s/><text:span text:style-name="T50">Academic T</text:span><text:span text:style-name="T40">exts </text:span><text:span text:style-name="T50">and Papers</text:span></text:p>
      <text:p text:style-name="P33">7.2 <text:s/><text:span text:style-name="T29">Bank Documents</text:span></text:p>
      <text:p text:style-name="P33">7.3 <text:s/>Corporate Documents</text:p>
      <text:p text:style-name="P33">7.4 <text:s/><text:span text:style-name="T29"><text:s/>Stock </text:span><text:span text:style-name="T30">Investment </text:span><text:span text:style-name="T29">and Portfolio Documents</text:span></text:p>
      <text:p text:style-name="P32"/>
      <text:p text:style-name="P30"><text:span text:style-name="T40">8. Production of </text:span>Client Deliverables</text:p>
      <text:p text:style-name="P3"/>
      <text:p text:style-name="P13">Expectations</text:p>
      <text:p text:style-name="P35">Students will be expected to:</text:p>
      <text:list xml:id="list1067805747" text:style-name="L1">
        <text:list-item>
          <text:p text:style-name="P41">Attend all classes on time</text:p>
        </text:list-item>
        <text:list-item>
          <text:p text:style-name="P41">Be prepared to take notes and access materials on-line</text:p>
        </text:list-item>
        <text:list-item>
          <text:p text:style-name="P41">Participate in all class activities, including discussions and presentations</text:p>
        </text:list-item>
        <text:list-item>
          <text:p text:style-name="P42">Complete all assignments, quizzes, and the final exam</text:p>
        </text:list-item>
      </text:list>
      <text:p text:style-name="P3"/>
      <text:p text:style-name="P13">Exit Criteria</text:p>
      <text:p text:style-name="P6"><text:span text:style-name="T41">Upon the successful completion of the course the student will </text:span><text:span text:style-name="T42">be able to:</text:span></text:p>
      <text:list xml:id="list2817347720" text:style-name="L2">
        <text:list-item>
          <text:p text:style-name="P46">Demonstrate a basic understanding of the relationship of banks, corporations, and stock markets within economic systems</text:p>
        </text:list-item>
        <text:list-item>
          <text:p text:style-name="P43">Acquire and use vocabulary <text:span text:style-name="T43">related to the economics of banks, corporations, and stock market portfolio management</text:span></text:p>
        </text:list-item>
        <text:list-item>
          <text:p text:style-name="P44">Demonstrate <text:span text:style-name="T43">a solid understanding of </text:span><text:span text:style-name="T44">English grammatical structures and stylistic elements.</text:span></text:p>
        </text:list-item>
        <text:list-item>
          <text:p text:style-name="P44">Apply <text:span text:style-name="T44">the principles of QAQC to document production by using a VCS </text:span></text:p>
        </text:list-item>
        <text:list-item>
          <text:p text:style-name="P47">Apply the principles of modern tran<text:span text:style-name="T45">slat</text:span><text:span text:style-name="T47">ion</text:span><text:span text:style-name="T45"> by using </text:span>an API to access a LLM for <text:span text:style-name="T47">English-Spanish </text:span>translation</text:p>
        </text:list-item>
      </text:list>
      <text:p text:style-name="P38"/>
      <text:list xml:id="list152510973363679" text:continue-numbering="true" text:style-name="L2">
        <text:list-item>
          <text:p text:style-name="P45"><text:soft-page-break/><text:span text:style-name="T46">Analyze and evaluate </text:span><text:span text:style-name="T52">a variety of texts </text:span><text:span text:style-name="T51">relevant to </text:span><text:span text:style-name="T38">banks</text:span><text:span text:style-name="T36">, </text:span><text:span text:style-name="T37">corporations , and </text:span><text:span text:style-name="T49">s</text:span><text:span text:style-name="T5">tock market </text:span><text:span text:style-name="T37">portfolio management</text:span><text:span text:style-name="T46"> </text:span><text:span text:style-name="T52">in order </text:span><text:span text:style-name="T46">to p</text:span>roduce clear, coherent, <text:span text:style-name="T45">and accurate </text:span><text:span text:style-name="T46">English-Spanish </text:span><text:span text:style-name="T45">translations </text:span></text:p>
        </text:list-item>
        <text:list-item>
          <text:p text:style-name="P48">Produce professional quality client deliverables</text:p>
        </text:list-item>
      </text:list>
      <text:p text:style-name="P39"/>
      <text:p text:style-name="P13">Evaluations</text:p>
      <text:p text:style-name="P34">Daily Work and Participation<text:tab/><text:tab/><text:tab/>10%</text:p>
      <text:p text:style-name="P34">Homework, Projects, and Presentations<text:tab/>30%</text:p>
      <text:p text:style-name="P34">Quizzes<text:tab/><text:tab/><text:tab/><text:tab/><text:tab/>30%</text:p>
      <text:p text:style-name="P34">Final Exam<text:tab/><text:tab/><text:tab/><text:tab/><text:tab/>30%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12T15:25:09.834538925</dc:date>
    <meta:editing-duration>PT7H11M28S</meta:editing-duration>
    <meta:editing-cycles>57</meta:editing-cycles>
    <meta:generator>LibreOffice/7.3.7.2$Linux_X86_64 LibreOffice_project/30$Build-2</meta:generator>
    <meta:document-statistic meta:table-count="1" meta:image-count="1" meta:object-count="0" meta:page-count="3" meta:paragraph-count="74" meta:word-count="601" meta:character-count="4024" meta:non-whitespace-character-count="3450"/>
  </office:meta>
</office:document-meta>
</file>